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2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3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4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5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6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7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8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9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10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11" style:family="text">
      <style:text-properties fo:font-size="18.00pt" fo:font-weight="bold" fo:font-family="Tahoma" style:font-family-asian="Tahoma" style:font-family-complex="Tahoma" fo:background-color="transparent" fo:color="#161616"/>
    </style:style>
    <style:style style:name="T12" style:family="text">
      <style:text-properties fo:font-size="18.00pt" fo:font-weight="bold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14" style:family="text">
      <style:text-properties fo:font-size="12.50pt" fo:font-weight="bold" fo:font-family="Tahoma" style:font-family-asian="Tahoma" style:font-family-complex="Tahom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19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0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1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2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5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1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2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5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7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8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39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0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1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2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3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4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5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7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8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49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0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1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2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3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4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5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7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8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1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2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5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6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fo:font-family="Tahoma" style:font-family-asian="Tahoma" style:font-family-complex="Tahoma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7.00pt" fo:font-weight="bold" fo:font-family="Tahoma" style:font-family-asian="Tahoma" style:font-family-complex="Tahoma" fo:background-color="transparent" style:use-window-font-color="true"/>
    </style:style>
    <style:style style:name="T71" style:family="text">
      <style:text-properties fo:font-size="10.50pt" fo:font-weight="bold" fo:font-family="Tahoma" style:font-family-asian="Tahoma" style:font-family-complex="Tahoma" fo:background-color="transparent" style:use-window-font-color="true"/>
    </style:style>
    <style:style style:name="T7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7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7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7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8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7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9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7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0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7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1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27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128" style:family="text">
      <style:text-properties fo:font-size="12.50pt" fo:font-weight="normal" fo:font-family="'Arial MT'" style:font-family-asian="'Arial MT'" style:font-family-complex="'Arial MT'" fo:background-color="transparent" style:use-window-font-color="true"/>
    </style:style>
    <style:style style:name="T12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Arial MT'" style:font-family-asian="'Arial MT'" style:font-family-complex="'Arial MT'" fo:background-color="transparent" fo:color="#2c60d4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Arial MT'" style:font-family-asian="'Arial MT'" style:font-family-complex="'Arial MT'" fo:background-color="transparent" fo:color="#2c60d4"/>
    </style:style>
    <style:style style:name="T13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c60d4"/>
    </style:style>
    <style:style style:name="T1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c60d4"/>
    </style:style>
    <style:style style:name="T13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c60d4"/>
    </style:style>
    <style:style style:name="T13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c60d4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Arial MT'" style:font-family-asian="'Arial MT'" style:font-family-complex="'Arial MT'" fo:background-color="transparent" fo:color="#2b2c33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Arial MT'" style:font-family-asian="'Arial MT'" style:font-family-complex="'Arial MT'" fo:background-color="transparent" fo:color="#2b2c33"/>
    </style:style>
    <style:style style:name="T138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39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0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1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2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3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4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5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6" style:family="text">
      <style:text-properties fo:font-size="12.00pt" fo:font-weight="normal" fo:font-family="'Arial MT'" style:font-family-asian="'Arial MT'" style:font-family-complex="'Arial MT'" fo:background-color="transparent" fo:color="#2b2c33"/>
    </style:style>
    <style:style style:name="T147" style:family="text">
      <style:text-properties fo:font-size="12.00pt" fo:font-weight="normal" fo:font-family="'Arial MT'" style:font-family-asian="'Arial MT'" style:font-family-complex="'Arial MT'" fo:background-color="transparent" style:use-window-font-color="true"/>
    </style:style>
    <style:style style:name="T14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P1" style:family="paragraph">
      <style:paragraph-properties fo:line-height="100.00%" fo:text-align="center" fo:margin-left="60.85pt" fo:text-indent="0.00pt" fo:margin-right="50.65pt" fo:margin-top="4.3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55pt"/>
    </style:style>
    <style:style style:name="P4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5" style:family="paragraph">
      <style:paragraph-properties fo:line-height="100.00%" fo:text-align="left" fo:margin-left="5.75pt" fo:text-indent="0.00pt"/>
    </style:style>
    <style:style style:name="P6" style:family="paragraph">
      <style:paragraph-properties fo:line-height="100.00%" fo:text-align="left" fo:margin-left="5.95pt" fo:text-indent="0.00pt"/>
    </style:style>
    <style:style style:name="P7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8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9" style:family="paragraph">
      <style:paragraph-properties fo:line-height="100.00%" fo:text-align="left" fo:margin-left="5.75pt" fo:text-indent="0.00pt"/>
    </style:style>
    <style:style style:name="P10" style:family="paragraph">
      <style:paragraph-properties fo:line-height="100.00%" fo:text-align="left" fo:margin-left="5.95pt" fo:text-indent="0.00pt"/>
    </style:style>
    <style:style style:name="P11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12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13" style:family="paragraph">
      <style:paragraph-properties fo:line-height="100.00%" fo:text-align="left" fo:margin-left="5.75pt" fo:text-indent="0.00pt"/>
    </style:style>
    <style:style style:name="P14" style:family="paragraph">
      <style:paragraph-properties fo:line-height="100.00%" fo:text-align="left" fo:margin-left="5.95pt" fo:text-indent="0.00pt"/>
    </style:style>
    <style:style style:name="P15" style:family="paragraph">
      <style:paragraph-properties fo:line-height="100.00%" fo:text-align="left" fo:margin-left="5.95pt" fo:text-indent="0.00pt" fo:margin-right="37.20pt"/>
    </style:style>
    <style:style style:name="P16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17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18" style:family="paragraph">
      <style:paragraph-properties fo:line-height="100.00%" fo:text-align="left" fo:margin-left="5.75pt" fo:text-indent="0.00pt"/>
    </style:style>
    <style:style style:name="P19" style:family="paragraph">
      <style:paragraph-properties fo:line-height="100.00%" fo:text-align="left" fo:margin-left="5.95pt" fo:text-indent="0.00pt"/>
    </style:style>
    <style:style style:name="P20" style:family="paragraph">
      <style:paragraph-properties fo:line-height="100.00%" fo:text-align="left" fo:margin-left="6.30pt" fo:text-indent="0.00pt">
        <style:tab-stops>
          <style:tab-stop style:position="231.15pt"/>
          <style:tab-stop style:position="26310.9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0.30pt"/>
    </style:style>
    <style:style style:name="P23" style:family="paragraph">
      <style:paragraph-properties fo:line-height="100.00%" fo:text-align="left" fo:margin-left="12.50pt" fo:text-indent="-0.50pt" fo:margin-right="13.85pt" fo:margin-top="4.65pt"/>
    </style:style>
    <style:style style:name="P24" style:family="paragraph">
      <style:paragraph-properties fo:line-height="100.00%" fo:text-align="left" fo:margin-top="0.05pt"/>
    </style:style>
    <style:style style:name="P25" style:family="paragraph">
      <style:paragraph-properties fo:line-height="100.00%" fo:text-align="left" fo:margin-left="12.50pt" fo:text-indent="-0.50pt" fo:margin-right="42.6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14.50pt" fo:text-indent="0.00pt"/>
    </style:style>
    <style:style style:name="TableColumn0100" style:family="table-column">
      <style:table-column-properties style:column-width="3.297917in"/>
    </style:style>
    <style:style style:name="TableColumn0101" style:family="table-column">
      <style:table-column-properties style:column-width="3.351389in"/>
    </style:style>
    <style:style style:name="Table01" style:family="table">
      <style:table-properties style:width="6.649306in" fo:margin-left="0.000000in" style:writing-mode="lr" table:align="left" style:may-break-between-rows="true"/>
    </style:style>
    <style:style style:name="TableRow0100" style:family="table-row">
      <style:table-row-properties style:min-row-height="0.193056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8958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576389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9236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WEB</text:span><text:span text:style-name="T2"><text:s/></text:span><text:span text:style-name="T3">DASHBOARD</text:span><text:span text:style-name="T4"><text:s/></text:span><text:span text:style-name="T5">NODES</text:span><text:span text:style-name="T6"><text:s/></text:span><text:span text:style-name="T7">FOR</text:span><text:span text:style-name="T8"><text:s/></text:span><text:span text:style-name="T9">CREATE</text:span><text:span text:style-name="T10"><text:s/></text:span><text:span text:style-name="T11">UI</text:span><text:span text:style-name="T12"/></text:p>
      <text:p text:style-name="P2"><text:span text:style-name="T13"/></text:p>
      <text:p text:style-name="P3"><text:span text:style-name="T1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6">Date</text:span><text:span text:style-name="T17"/></text:p>
          </table:table-cell>
          <table:table-cell table:style-name="TableCell010001">
            <text:p text:style-name="P6"><text:span text:style-name="T18">02</text:span><text:span text:style-name="T19"><text:s/></text:span><text:span text:style-name="T20">November</text:span><text:span text:style-name="T21"><text:s/></text:span><text:span text:style-name="T22">2022</text:span><text:span text:style-name="T23"/></text:p>
          </table:table-cell>
        </table:table-row>
        <table:table-row table:style-name="TableRow0101">
          <table:table-cell table:style-name="TableCell010100">
            <text:p text:style-name="P9"><text:span text:style-name="T24">Team</text:span><text:span text:style-name="T25"><text:s/></text:span><text:span text:style-name="T26">ID</text:span><text:span text:style-name="T27"/></text:p>
          </table:table-cell>
          <table:table-cell table:style-name="TableCell010101">
            <text:p text:style-name="P10"><text:span text:style-name="T28">PNT2022TMID41957</text:span><text:span text:style-name="T29"/></text:p>
          </table:table-cell>
        </table:table-row>
        <table:table-row table:style-name="TableRow0102">
          <table:table-cell table:style-name="TableCell010200">
            <text:p text:style-name="P13"><text:span text:style-name="T30">Project</text:span><text:span text:style-name="T31"><text:s/></text:span><text:span text:style-name="T32">Name</text:span><text:span text:style-name="T33"/></text:p>
          </table:table-cell>
          <table:table-cell table:style-name="TableCell010201">
            <text:p text:style-name="P14"><text:span text:style-name="T34">Project</text:span><text:span text:style-name="T35"><text:s/></text:span><text:span text:style-name="T36">–</text:span><text:span text:style-name="T37"><text:s/></text:span><text:span text:style-name="T38">IOT</text:span><text:span text:style-name="T39"><text:s/></text:span><text:span text:style-name="T40">Based</text:span><text:span text:style-name="T41"><text:s/></text:span><text:span text:style-name="T42">Real</text:span><text:span text:style-name="T43"><text:s/></text:span><text:span text:style-name="T44">–</text:span><text:span text:style-name="T45"><text:s/></text:span><text:span text:style-name="T46">time</text:span><text:span text:style-name="T47"><text:s/></text:span><text:span text:style-name="T48">River</text:span></text:p>
            <text:p text:style-name="P15"><text:span text:style-name="T48">Water</text:span><text:span text:style-name="T49"><text:s/></text:span><text:span text:style-name="T50">Quality</text:span><text:span text:style-name="T51"><text:s/></text:span><text:span text:style-name="T52">Monitoring</text:span><text:span text:style-name="T53"><text:s/></text:span><text:span text:style-name="T54">and</text:span><text:span text:style-name="T55"><text:s/></text:span><text:span text:style-name="T56">Control</text:span><text:span text:style-name="T57"><text:s/></text:span><text:span text:style-name="T58">System</text:span><text:span text:style-name="T59"/></text:p>
          </table:table-cell>
        </table:table-row>
        <table:table-row table:style-name="TableRow0103">
          <table:table-cell table:style-name="TableCell010300">
            <text:p text:style-name="P18"><text:span text:style-name="T60">Maximum</text:span><text:span text:style-name="T61"><text:s/></text:span><text:span text:style-name="T62">Marks</text:span><text:span text:style-name="T63"/></text:p>
          </table:table-cell>
          <table:table-cell table:style-name="TableCell010301">
            <text:p text:style-name="P19"><text:span text:style-name="T64">4</text:span><text:span text:style-name="T65"><text:s/></text:span><text:span text:style-name="T66">Marks</text:span><text:span text:style-name="T67"/></text:p>
          </table:table-cell>
        </table:table-row>
      </table:table>
      <text:p text:style-name="P21"><text:span text:style-name="T68"/></text:p>
      <text:p text:style-name="P21"><text:span text:style-name="T68"/></text:p>
      <text:p text:style-name="P21"><text:span text:style-name="T68"/></text:p>
      <text:p text:style-name="P21"><text:span text:style-name="T68"/></text:p>
      <text:p text:style-name="P21"><text:span text:style-name="T68"/></text:p>
      <text:p text:style-name="P21"><draw:frame text:anchor-type="as-char" svg:width="152.79mm" svg:height="130.56mm" style:rel-width="scale" style:rel-height="scale"><draw:object-ole xlink:href="OleObj1"/><draw:image xlink:href="ObjectReplacements/OleObj1"/></draw:frame><text:span text:style-name="T70"/></text:p>
      <text:p text:style-name="P22"><text:span text:style-name="T71"/></text:p>
      <text:p text:style-name="P23"><text:span text:style-name="T72">If you design a proper and modern UI dashboard, it will give the users easy access to</text:span><text:span text:style-name="T73"><text:s/></text:span><text:span text:style-name="T74">the information they need. For this to happen, the dashboard information needs to be</text:span><text:span text:style-name="T75"><text:s/></text:span><text:span text:style-name="T76">easy-to-scan</text:span><text:span text:style-name="T77"><text:s/></text:span><text:span text:style-name="T78">and</text:span><text:span text:style-name="T79"><text:s/></text:span><text:span text:style-name="T80">contain</text:span><text:span text:style-name="T81"><text:s/></text:span><text:span text:style-name="T82">only</text:span><text:span text:style-name="T83"><text:s/></text:span><text:span text:style-name="T84">the</text:span><text:span text:style-name="T85"><text:s/></text:span><text:span text:style-name="T86">key</text:span><text:span text:style-name="T87"><text:s/></text:span><text:span text:style-name="T88">information.</text:span><text:span text:style-name="T89"><text:s/></text:span><text:span text:style-name="T90">But,</text:span><text:span text:style-name="T91"><text:s/></text:span><text:span text:style-name="T92">with</text:span><text:span text:style-name="T93"><text:s/></text:span><text:span text:style-name="T94">many</text:span><text:span text:style-name="T95"><text:s/></text:span><text:span text:style-name="T96">tools</text:span><text:span text:style-name="T97"><text:s/></text:span><text:span text:style-name="T98">available,</text:span><text:span text:style-name="T99"><text:s/></text:span><text:span text:style-name="T100">it</text:span><text:span text:style-name="T101"><text:s/></text:span><text:span text:style-name="T102">can</text:span><text:span text:style-name="T103"><text:s/></text:span><text:span text:style-name="T104">be hard</text:span><text:span text:style-name="T105"><text:s/></text:span><text:span text:style-name="T106">to</text:span><text:span text:style-name="T107"><text:s/></text:span><text:span text:style-name="T108">make</text:span><text:span text:style-name="T109"><text:s/></text:span><text:span text:style-name="T110">the right</text:span><text:span text:style-name="T111"><text:s/></text:span><text:span text:style-name="T112">choice</text:span><text:span text:style-name="T113"><text:s/></text:span><text:span text:style-name="T114">or</text:span><text:span text:style-name="T115"><text:s/></text:span><text:span text:style-name="T116">not</text:span><text:span text:style-name="T117"><text:s/></text:span><text:span text:style-name="T118">exaggerate</text:span><text:span text:style-name="T119"><text:s/></text:span><text:span text:style-name="T120">with the</text:span><text:span text:style-name="T121"><text:s/></text:span><text:span text:style-name="T122">use</text:span><text:span text:style-name="T123"><text:s/></text:span><text:span text:style-name="T124">of</text:span><text:span text:style-name="T125"><text:s/></text:span><text:span text:style-name="T126">features.</text:span><text:span text:style-name="T127"/></text:p>
      <text:p text:style-name="P24"><text:span text:style-name="T128"/></text:p>
      <text:p text:style-name="P25"><text:span text:style-name="T129">This is one of the many</text:span><text:a xlink:href="https://adamfard.com/blog/ux-designer-role"><text:span text:style-name="T131"><text:s/></text:span><text:span text:style-name="T132"><text:s/>HYPERLINK "https://adamfard.com/blog/ux-designer-role"</text:span><text:span text:style-name="T133">roles of a UX designer</text:span><text:span text:style-name="T134"><text:s/>HYPERLINK "https://adamfard.com/blog/ux-designer-role"</text:span><text:span text:style-name="T135"><text:s/></text:span><text:span text:style-name="T136"><text:s/>HYPERLINK "https://adamfard.com/blog/ux-designer-role"</text:span><text:span text:style-name="T137">a</text:span></text:a><text:span text:style-name="T138">nd as such, it demands knowing</text:span><text:span text:style-name="T139"><text:s/></text:span><text:span text:style-name="T140">certain</text:span><text:span text:style-name="T141"><text:s/></text:span><text:span text:style-name="T142">tricks to be handled</text:span><text:span text:style-name="T143"><text:s/></text:span><text:span text:style-name="T144">the</text:span><text:span text:style-name="T145"><text:s/></text:span><text:span text:style-name="T146">right way.</text:span><text:span text:style-name="T147"/></text:p>
      <text:p text:style-name="P26"><text:span text:style-name="T148"/></text:p>
      <text:p text:style-name="P27"><draw:frame text:anchor-type="as-char" svg:width="148.11mm" svg:height="86.84mm" style:rel-width="scale" style:rel-height="scale"><draw:object-ole xlink:href="OleObj2"/><draw:image xlink:href="ObjectReplacements/OleObj2"/></draw:frame><text:span text:style-name="T1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